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style:line-height-at-least="0.1979in"/>
      <style:text-properties style:font-name="Calibri" style:font-name-complex="Calibri" fo:font-size="13pt" style:font-size-asian="13pt" style:font-size-complex="13pt"/>
    </style:style>
    <style:style style:name="P2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3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4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5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6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7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8" style:parent-style-name="Standard" style:family="paragraph">
      <style:paragraph-properties style:line-height-at-least="0.1979in" fo:margin-left="0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9" style:parent-style-name="Standard" style:family="paragraph">
      <style:paragraph-properties style:line-height-at-least="0.1979in" fo:margin-left="0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0" style:parent-style-name="Standard" style:family="paragraph">
      <style:paragraph-properties style:line-height-at-least="0.1979in" fo:margin-left="0.5in">
        <style:tab-stops/>
      </style:paragraph-properties>
    </style:style>
    <style:style style:name="T11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12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13" style:parent-style-name="DefaultParagraphFont" style:family="text">
      <style:text-properties style:font-name="Calibri" style:font-name-complex="Calibri" fo:font-style="italic" style:font-style-asian="italic" fo:font-size="13pt" style:font-size-asian="13pt" style:font-size-complex="13pt"/>
    </style:style>
    <style:style style:name="T14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P15" style:parent-style-name="Standard" style:family="paragraph">
      <style:paragraph-properties style:line-height-at-least="0.1979in" fo:margin-left="1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6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7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8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9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20" style:parent-style-name="Standard" style:family="paragraph">
      <style:paragraph-properties style:line-height-at-least="0.1979in" fo:margin-left="2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21" style:parent-style-name="Standard" style:family="paragraph">
      <style:paragraph-properties style:line-height-at-least="0.1979in" fo:margin-left="2.5in">
        <style:tab-stops/>
      </style:paragraph-properties>
      <style:text-properties style:font-name="Calibri" style:font-name-complex="Calibri" fo:font-style="italic" style:font-style-asian="italic" fo:font-size="13pt" style:font-size-asian="13pt" style:font-size-complex="13pt"/>
    </style:style>
    <style:style style:name="P22" style:parent-style-name="Standard" style:family="paragraph">
      <style:paragraph-properties style:line-height-at-least="0.1979in" fo:margin-left="2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23" style:parent-style-name="Standard" style:family="paragraph">
      <style:paragraph-properties style:line-height-at-least="0.1979in" fo:margin-left="2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24" style:parent-style-name="Standard" style:family="paragraph">
      <style:paragraph-properties style:line-height-at-least="0.1979in" fo:margin-left="2in">
        <style:tab-stops/>
      </style:paragraph-properties>
    </style:style>
    <style:style style:name="T25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6" style:parent-style-name="DefaultParagraphFont" style:family="text">
      <style:text-properties style:font-name="Calibri" style:font-name-complex="Calibri" fo:font-style="italic" style:font-style-asian="italic" fo:font-size="13pt" style:font-size-asian="13pt" style:font-size-complex="13pt"/>
    </style:style>
    <style:style style:name="T27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28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P29" style:parent-style-name="Standard" style:family="paragraph">
      <style:paragraph-properties style:line-height-at-least="0.1979in" fo:margin-left="2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30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31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32" style:parent-style-name="Standard" style:family="paragraph">
      <style:paragraph-properties style:line-height-at-least="0.1979in" fo:margin-left="1in">
        <style:tab-stops/>
      </style:paragraph-properties>
    </style:style>
    <style:style style:name="T33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34" style:parent-style-name="DefaultParagraphFont" style:family="text">
      <style:text-properties style:font-name="Calibri" style:font-name-complex="Calibri" fo:font-style="italic" style:font-style-asian="italic" fo:font-size="13pt" style:font-size-asian="13pt" style:font-size-complex="13pt"/>
    </style:style>
    <style:style style:name="T35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P36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37" style:parent-style-name="Standard" style:family="paragraph">
      <style:paragraph-properties style:line-height-at-least="0.1979in" fo:margin-left="1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38" style:parent-style-name="Standard" style:family="paragraph">
      <style:paragraph-properties style:line-height-at-least="0.1979in" fo:margin-left="0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39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40" style:parent-style-name="Standard" style:family="paragraph">
      <style:text-properties style:font-name="Calibri" style:font-name-complex="Calibri" fo:font-size="13pt" style:font-size-asian="13pt" style:font-size-complex="13pt"/>
    </style:style>
    <style:style style:name="P41" style:parent-style-name="Standard" style:family="paragraph">
      <style:text-properties style:font-name="Calibri" style:font-name-complex="Calibri" fo:font-size="13pt" style:font-size-asian="13pt" style:font-size-complex="13pt"/>
    </style:style>
    <style:style style:name="P42" style:parent-style-name="Standard" style:family="paragraph">
      <style:text-properties style:font-name="Calibri" style:font-name-complex="Calibri" fo:font-size="13pt" style:font-size-asian="13pt" style:font-size-complex="13pt"/>
    </style:style>
    <style:style style:name="P43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44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45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46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47" style:parent-style-name="Standard" style:family="paragraph">
      <style:paragraph-properties style:line-height-at-least="0.1979in" fo:margin-left="0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48" style:parent-style-name="Standard" style:family="paragraph">
      <style:paragraph-properties style:line-height-at-least="0.1979in" fo:margin-left="0.5in">
        <style:tab-stops/>
      </style:paragraph-properties>
    </style:style>
    <style:style style:name="T49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50" style:parent-style-name="DefaultParagraphFont" style:family="text">
      <style:text-properties style:font-name="Calibri" style:font-name-complex="Calibri" fo:font-style="italic" style:font-style-asian="italic" fo:font-size="13pt" style:font-size-asian="13pt" style:font-size-complex="13pt"/>
    </style:style>
    <style:style style:name="T51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P52" style:parent-style-name="Standard" style:family="paragraph">
      <style:paragraph-properties style:line-height-at-least="0.1979in" fo:margin-left="1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53" style:parent-style-name="Standard" style:family="paragraph">
      <style:paragraph-properties style:line-height-at-least="0.1979in" fo:margin-left="0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54" style:parent-style-name="Standard" style:family="paragraph">
      <style:paragraph-properties style:line-height-at-least="0.1979in" fo:margin-left="0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55" style:parent-style-name="Standard" style:family="paragraph">
      <style:paragraph-properties style:line-height-at-least="0.1979in" fo:margin-left="1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56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57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58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59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60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61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62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63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64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65" style:parent-style-name="Standard" style:family="paragraph">
      <style:paragraph-properties style:line-height-at-least="0.1979in" fo:margin-left="1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66" style:parent-style-name="Standard" style:family="paragraph">
      <style:paragraph-properties style:line-height-at-least="0.1979in" fo:margin-left="1in">
        <style:tab-stops/>
      </style:paragraph-properties>
    </style:style>
    <style:style style:name="T67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68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69" style:parent-style-name="DefaultParagraphFont" style:family="text">
      <style:text-properties style:font-name="Calibri" style:font-name-complex="Calibri" fo:font-style="italic" style:font-style-asian="italic" fo:font-size="13pt" style:font-size-asian="13pt" style:font-size-complex="13pt"/>
    </style:style>
    <style:style style:name="T70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P71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72" style:parent-style-name="Standard" style:family="paragraph">
      <style:paragraph-properties style:line-height-at-least="0.1979in" fo:margin-left="1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73" style:parent-style-name="Standard" style:family="paragraph">
      <style:paragraph-properties style:line-height-at-least="0.1979in" fo:margin-left="0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74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75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76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77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78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79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80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81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82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83" style:parent-style-name="Standard" style:family="paragraph">
      <style:paragraph-properties style:line-height-at-least="0.1979in" fo:margin-left="0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84" style:parent-style-name="Standard" style:family="paragraph">
      <style:paragraph-properties style:line-height-at-least="0.1979in" fo:margin-left="0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85" style:parent-style-name="Standard" style:family="paragraph">
      <style:paragraph-properties style:line-height-at-least="0.1979in" fo:margin-left="0.5in">
        <style:tab-stops/>
      </style:paragraph-properties>
    </style:style>
    <style:style style:name="T86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87" style:parent-style-name="DefaultParagraphFont" style:family="text">
      <style:text-properties style:font-name="Calibri" style:font-name-complex="Calibri" fo:font-style="italic" style:font-style-asian="italic" fo:font-size="13pt" style:font-size-asian="13pt" style:font-size-complex="13pt"/>
    </style:style>
    <style:style style:name="T88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P89" style:parent-style-name="Standard" style:family="paragraph">
      <style:paragraph-properties style:line-height-at-least="0.1979in" fo:margin-left="1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90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91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92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93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94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95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96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97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98" style:parent-style-name="Standard" style:family="paragraph">
      <style:paragraph-properties style:line-height-at-least="0.1979in" fo:margin-left="2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99" style:parent-style-name="Standard" style:family="paragraph">
      <style:paragraph-properties style:line-height-at-least="0.1979in" fo:margin-left="2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00" style:parent-style-name="Standard" style:family="paragraph">
      <style:paragraph-properties style:line-height-at-least="0.1979in" fo:margin-left="2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01" style:parent-style-name="Standard" style:family="paragraph">
      <style:paragraph-properties style:line-height-at-least="0.1979in" fo:margin-left="2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02" style:parent-style-name="Standard" style:family="paragraph">
      <style:paragraph-properties style:line-height-at-least="0.1979in" fo:margin-left="2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03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04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05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06" style:parent-style-name="Standard" style:family="paragraph">
      <style:paragraph-properties style:line-height-at-least="0.1979in" fo:margin-left="1in">
        <style:tab-stops/>
      </style:paragraph-properties>
    </style:style>
    <style:style style:name="T107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108" style:parent-style-name="DefaultParagraphFont" style:family="text">
      <style:text-properties style:font-name="Calibri" style:font-name-complex="Calibri" fo:font-style="italic" style:font-style-asian="italic" fo:font-size="13pt" style:font-size-asian="13pt" style:font-size-complex="13pt"/>
    </style:style>
    <style:style style:name="T109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P110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11" style:parent-style-name="Standard" style:family="paragraph">
      <style:paragraph-properties style:line-height-at-least="0.1979in" fo:margin-left="1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12" style:parent-style-name="Standard" style:family="paragraph">
      <style:paragraph-properties style:line-height-at-least="0.1979in" fo:margin-left="0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13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114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115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116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117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118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119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120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121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122" style:parent-style-name="Standard" style:family="paragraph">
      <style:paragraph-properties style:line-height-at-least="0.1979in" fo:margin-left="0.5in">
        <style:tab-stops/>
      </style:paragraph-properties>
    </style:style>
    <style:style style:name="T123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124" style:parent-style-name="DefaultParagraphFont" style:family="text">
      <style:text-properties style:font-name="Calibri" style:font-name-complex="Calibri" fo:font-style="italic" style:font-style-asian="italic" fo:font-size="13pt" style:font-size-asian="13pt" style:font-size-complex="13pt"/>
    </style:style>
    <style:style style:name="T125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P126" style:parent-style-name="Standard" style:family="paragraph">
      <style:paragraph-properties style:line-height-at-least="0.1979in" fo:margin-left="1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27" style:parent-style-name="Standard" style:family="paragraph">
      <style:paragraph-properties style:line-height-at-least="0.1979in" fo:margin-left="1.5618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28" style:parent-style-name="Standard" style:family="paragraph">
      <style:paragraph-properties style:line-height-at-least="0.1979in" fo:margin-left="1.5618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29" style:parent-style-name="Standard" style:family="paragraph">
      <style:paragraph-properties style:line-height-at-least="0.1979in" fo:margin-left="1.5618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30" style:parent-style-name="Standard" style:family="paragraph">
      <style:paragraph-properties style:line-height-at-least="0.1979in" fo:margin-left="1.5618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31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32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33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34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35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36" style:parent-style-name="Standard" style:family="paragraph">
      <style:paragraph-properties style:line-height-at-least="0.1979in" fo:margin-left="2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37" style:parent-style-name="Standard" style:family="paragraph">
      <style:paragraph-properties style:line-height-at-least="0.1979in" fo:margin-left="2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38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39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40" style:parent-style-name="Standard" style:family="paragraph">
      <style:paragraph-properties style:line-height-at-least="0.1979in" fo:margin-left="2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41" style:parent-style-name="Standard" style:family="paragraph">
      <style:paragraph-properties style:line-height-at-least="0.1979in" fo:margin-left="2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42" style:parent-style-name="Standard" style:family="paragraph">
      <style:paragraph-properties style:line-height-at-least="0.1979in" fo:margin-left="2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43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44" style:parent-style-name="Standard" style:family="paragraph">
      <style:paragraph-properties style:line-height-at-least="0.1979in" fo:margin-left="2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45" style:parent-style-name="Standard" style:family="paragraph">
      <style:paragraph-properties style:line-height-at-least="0.1979in" fo:margin-left="1.5618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46" style:parent-style-name="Standard" style:family="paragraph">
      <style:paragraph-properties style:line-height-at-least="0.1979in" fo:margin-left="1.5618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47" style:parent-style-name="Standard" style:family="paragraph">
      <style:paragraph-properties style:line-height-at-least="0.1979in" fo:margin-left="1in">
        <style:tab-stops/>
      </style:paragraph-properties>
    </style:style>
    <style:style style:name="T148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T149" style:parent-style-name="DefaultParagraphFont" style:family="text">
      <style:text-properties style:font-name="Calibri" style:font-name-complex="Calibri" fo:font-style="italic" style:font-style-asian="italic" fo:font-size="13pt" style:font-size-asian="13pt" style:font-size-complex="13pt"/>
    </style:style>
    <style:style style:name="T150" style:parent-style-name="DefaultParagraphFont" style:family="text">
      <style:text-properties style:font-name="Calibri" style:font-name-complex="Calibri" fo:font-size="13pt" style:font-size-asian="13pt" style:font-size-complex="13pt"/>
    </style:style>
    <style:style style:name="P151" style:parent-style-name="Standard" style:family="paragraph">
      <style:paragraph-properties style:line-height-at-least="0.1979in" fo:margin-left="1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52" style:parent-style-name="Standard" style:family="paragraph">
      <style:paragraph-properties style:line-height-at-least="0.1979in" fo:margin-left="1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53" style:parent-style-name="Standard" style:family="paragraph">
      <style:paragraph-properties style:line-height-at-least="0.1979in" fo:margin-left="0.5in">
        <style:tab-stops/>
      </style:paragraph-properties>
      <style:text-properties style:font-name="Calibri" style:font-name-complex="Calibri" fo:font-size="13pt" style:font-size-asian="13pt" style:font-size-complex="13pt"/>
    </style:style>
    <style:style style:name="P154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  <style:style style:name="P155" style:parent-style-name="Standard" style:family="paragraph">
      <style:paragraph-properties fo:margin-bottom="0.1965in" style:line-height-at-least="0.1979in"/>
      <style:text-properties style:font-name="Calibri" style:font-name-complex="Calibri" fo:font-size="13pt" style:font-size-asian="13pt" style:font-size-complex="13pt"/>
    </style:style>
    <style:style style:name="P156" style:parent-style-name="Standard" style:family="paragraph">
      <style:paragraph-properties style:line-height-at-least="0.1979in"/>
      <style:text-properties style:font-name="Calibri" style:font-name-complex="Calibri" fo:font-size="13pt" style:font-size-asian="13pt" style:font-size-complex="13pt"/>
    </style:style>
  </office:automatic-styles>
  <office:body>
    <office:text text:use-soft-page-breaks="true">
      <text:p text:style-name="P1">PTCPEchoServer.java</text:p>
      <text:p text:style-name="P2"/>
      <text:p text:style-name="P3">import java.io.*;</text:p>
      <text:p text:style-name="P4">import java.net.*;</text:p>
      <text:p text:style-name="P5">import java.util.*;</text:p>
      <text:p text:style-name="P6"/>
      <text:p text:style-name="P7">public class PTCPEchoServer {</text:p>
      <text:p text:style-name="P8">public final static int defaultPort = 2019;</text:p>
      <text:p text:style-name="P9"/>
      <text:p text:style-name="P10"><text:span text:style-name="T11">public static void main(String</text:span><text:span text:style-name="T12"><text:s/></text:span><text:span text:style-name="T13">args</text:span><text:span text:style-name="T14">[]) {</text:span></text:p>
      <text:p text:style-name="P15">try {</text:p>
      <text:p text:style-name="P16">ServerSocket ss = new ServerSocket(defaultPort);</text:p>
      <text:p text:style-name="P17">System.out.println("server socket is running");</text:p>
      <text:p text:style-name="P18">while (true) {</text:p>
      <text:p text:style-name="P19">try {</text:p>
      <text:p text:style-name="P20">Socket s = ss.accept();</text:p>
      <text:p text:style-name="P21">// Tao xu ly</text:p>
      <text:p text:style-name="P22">RequestProcessing rq = new RequestProcessing(s);</text:p>
      <text:p text:style-name="P23">rq.start();</text:p>
      <text:p text:style-name="P24"><text:span text:style-name="T25">} catch(IOException<text:s/></text:span><text:span text:style-name="T26">e</text:span><text:span text:style-name="T27">)<text:s/></text:span><text:span text:style-name="T28">{</text:span></text:p>
      <text:p text:style-name="P29">System.out.println("connection Error: " + e);</text:p>
      <text:p text:style-name="P30">}</text:p>
      <text:p text:style-name="P31">}</text:p>
      <text:p text:style-name="P32"><text:span text:style-name="T33">} catch (Exception<text:s/></text:span><text:span text:style-name="T34">e</text:span><text:span text:style-name="T35">) {</text:span></text:p>
      <text:p text:style-name="P36">System.out.println("Creat Socket Error: " + e);</text:p>
      <text:p text:style-name="P37">}</text:p>
      <text:p text:style-name="P38">}</text:p>
      <text:p text:style-name="P39">}</text:p>
      <text:p text:style-name="P40"/>
      <text:p text:style-name="P41">RequestProcessing.java</text:p>
      <text:p text:style-name="P42"/>
      <text:p text:style-name="P43">import java.io.*;</text:p>
      <text:p text:style-name="P44">import java.net.*;</text:p>
      <text:p text:style-name="P45">class RequestProcessing extends Thread</text:p>
      <text:p text:style-name="P46">{</text:p>
      <text:p text:style-name="P47">private Socket s;</text:p>
      <text:p text:style-name="P48"><text:span text:style-name="T49">public RequestProcessing(Socket<text:s/></text:span><text:span text:style-name="T50">s1</text:span><text:span text:style-name="T51">) {</text:span></text:p>
      <text:p text:style-name="P52">s = s1;</text:p>
      <text:p text:style-name="P53">}</text:p>
      <text:p text:style-name="P54">public void run() {</text:p>
      <text:p text:style-name="P55">try {</text:p>
      <text:p text:style-name="P56">OutputStream os = s.getOutputStream();</text:p>
      <text:p text:style-name="P57">InputStream is = s.getInputStream();</text:p>
      <text:p text:style-name="P58">int ch = 0;</text:p>
      <text:p text:style-name="P59">while(true) {</text:p>
      <text:soft-page-break/>
      <text:p text:style-name="P60">ch = is.read();</text:p>
      <text:p text:style-name="P61">if(ch == -1) break;</text:p>
      <text:p text:style-name="P62">os.write(ch);</text:p>
      <text:p text:style-name="P63">}</text:p>
      <text:p text:style-name="P64">s.close();</text:p>
      <text:p text:style-name="P65">}</text:p>
      <text:p text:style-name="P66"><text:span text:style-name="T67">catch<text:s/></text:span><text:span text:style-name="T68">(IOException<text:s/></text:span><text:span text:style-name="T69">e</text:span><text:span text:style-name="T70">) {</text:span></text:p>
      <text:p text:style-name="P71">System.err.println("Processing Error: " + e);</text:p>
      <text:p text:style-name="P72">}</text:p>
      <text:p text:style-name="P73">}</text:p>
      <text:p text:style-name="P74">}</text:p>
      <text:p text:style-name="P75"/>
      <text:p text:style-name="P76">STCPEchoServer.java</text:p>
      <text:p text:style-name="P77"/>
      <text:p text:style-name="P78">import java.io.*;</text:p>
      <text:p text:style-name="P79">import java.net.*;</text:p>
      <text:p text:style-name="P80">import java.util.*;</text:p>
      <text:p text:style-name="P81"/>
      <text:p text:style-name="P82">public class STCPEchoServer {</text:p>
      <text:p text:style-name="P83">public final static int defaultPort = 8080;</text:p>
      <text:p text:style-name="P84"/>
      <text:p text:style-name="P85"><text:span text:style-name="T86">public static void main(String<text:s/></text:span><text:span text:style-name="T87">args</text:span><text:span text:style-name="T88">[]) {</text:span></text:p>
      <text:p text:style-name="P89">try {</text:p>
      <text:p text:style-name="P90">ServerSocket ss = new ServerSocket(8080);</text:p>
      <text:p text:style-name="P91">System.out.println("server socket is running");</text:p>
      <text:p text:style-name="P92">while (true) {</text:p>
      <text:p text:style-name="P93">Socket s = ss.accept();</text:p>
      <text:p text:style-name="P94">OutputStream os = s.getOutputStream();</text:p>
      <text:p text:style-name="P95">InputStream is = s.getInputStream();</text:p>
      <text:p text:style-name="P96">int ch = 0;</text:p>
      <text:p text:style-name="P97">while (true) {</text:p>
      <text:p text:style-name="P98">ch =<text:s/>is.read();</text:p>
      <text:p text:style-name="P99">if (ch == -1)</text:p>
      <text:p text:style-name="P100">break;</text:p>
      <text:p text:style-name="P101">System.out.print((char) ch);</text:p>
      <text:p text:style-name="P102">os.write(ch);</text:p>
      <text:p text:style-name="P103">}</text:p>
      <text:p text:style-name="P104">s.close();</text:p>
      <text:p text:style-name="P105">}</text:p>
      <text:p text:style-name="P106"><text:span text:style-name="T107">} catch (Exception<text:s/></text:span><text:span text:style-name="T108">e</text:span><text:span text:style-name="T109">) {</text:span></text:p>
      <text:p text:style-name="P110">System.out.print(e.toString());</text:p>
      <text:p text:style-name="P111">}</text:p>
      <text:p text:style-name="P112">}</text:p>
      <text:p text:style-name="P113">}</text:p>
      <text:p text:style-name="P114"/>
      <text:soft-page-break/>
      <text:p text:style-name="P115">TCPEchoClient.java</text:p>
      <text:p text:style-name="P116"/>
      <text:p text:style-name="P117">import java.io.*;</text:p>
      <text:p text:style-name="P118">import java.net.*;</text:p>
      <text:p text:style-name="P119">import java.util.*;</text:p>
      <text:p text:style-name="P120"/>
      <text:p text:style-name="P121">public class<text:s/>TCPEchoClient {</text:p>
      <text:p text:style-name="P122"><text:span text:style-name="T123">public static void main(String<text:s/></text:span><text:span text:style-name="T124">args</text:span><text:span text:style-name="T125">[]) {</text:span></text:p>
      <text:p text:style-name="P126">try {</text:p>
      <text:p text:style-name="P127">Socket s = new Socket(args[0], Integer.parseInt(args[1]));</text:p>
      <text:p text:style-name="P128">InputStream is = s.getInputStream();</text:p>
      <text:p text:style-name="P129">OutputStream os = s.getOutputStream();</text:p>
      <text:p text:style-name="P130">while (true) {</text:p>
      <text:p text:style-name="P131">BufferedReader br = new BufferedReader(new<text:s/>InputStreamReader(System.in));</text:p>
      <text:p text:style-name="P132">String theString = br.readLine();</text:p>
      <text:p text:style-name="P133">byte[] data = theString.getBytes();</text:p>
      <text:p text:style-name="P134">String quit = new String("quit");</text:p>
      <text:p text:style-name="P135">if (Arrays.equals(quit.getBytes(), data)) {</text:p>
      <text:p text:style-name="P136">System.out.println("Quit");</text:p>
      <text:p text:style-name="P137">break;</text:p>
      <text:p text:style-name="P138">}</text:p>
      <text:p text:style-name="P139">for (int i = 0; i &lt;<text:s/>data.length; i++) {</text:p>
      <text:p text:style-name="P140">os.write(data[i]);</text:p>
      <text:p text:style-name="P141">int ch = is.read();</text:p>
      <text:p text:style-name="P142">System.out.print((char) ch);</text:p>
      <text:p text:style-name="P143">}</text:p>
      <text:p text:style-name="P144">System.out.println();</text:p>
      <text:p text:style-name="P145">}</text:p>
      <text:p text:style-name="P146">s.close();</text:p>
      <text:p text:style-name="P147"><text:span text:style-name="T148">} catch (Exception<text:s/></text:span><text:span text:style-name="T149">e</text:span><text:span text:style-name="T150">) {</text:span></text:p>
      <text:p text:style-name="P151">System.out.print(e.toString());</text:p>
      <text:p text:style-name="P152">}</text:p>
      <text:p text:style-name="P153">}</text:p>
      <text:p text:style-name="P154">}</text:p>
      <text:p text:style-name="P155"/>
      <text:p text:style-name="P15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802in" fo:margin-bottom="0.7875in" fo:margin-right="0.77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Windows User</dc:creator>
    <meta:creation-date>2019-11-17T14:17:00Z</meta:creation-date>
    <dc:date>2019-11-17T00:55:00Z</dc:date>
    <meta:print-date>2019-11-17T00:54:00Z</meta:print-date>
    <meta:template xlink:href="Normal" xlink:type="simple"/>
    <meta:editing-cycles>12</meta:editing-cycles>
    <meta:editing-duration>PT1500S</meta:editing-duration>
    <meta:document-statistic meta:page-count="3" meta:paragraph-count="4" meta:word-count="354" meta:character-count="2368" meta:row-count="16" meta:non-whitespace-character-count="2018"/>
  </office:meta>
</office:document-meta>
</file>